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HttpMethodFilterTests.filterWithParameterDisallow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ddenHttpMethodFilterTests.filterWithNo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HttpMethodFilterTests.filterWithParameterForMethod( String methodParam , String expected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ddenHttpMethodFilterTests.filterWith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